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Georgia" svg:font-family="Georgia" style:font-family-generic="roman"/>
    <style:font-face style:name="Liberation Serif" svg:font-family="'Liberation Serif'" style:font-family-generic="roman"/>
    <style:font-face style:name="Noto Sans CJK SC Regular" svg:font-family="'Noto Sans CJK SC Regular'" style:font-family-generic="roman"/>
    <style:font-face style:name="FreeSans2" svg:font-family="FreeSans" style:font-family-generic="swiss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Georgia" fo:font-size="12pt" fo:text-shadow="none" officeooo:rsid="00236a4d" officeooo:paragraph-rsid="03428479" style:font-size-asian="12pt" style:font-size-complex="12pt"/>
    </style:style>
    <style:style style:name="P2" style:family="paragraph" style:parent-style-name="Standard">
      <style:text-properties fo:color="#111111" style:font-name="Georgia" fo:font-size="12pt" fo:text-shadow="none" officeooo:rsid="0030a608" officeooo:paragraph-rsid="03428479" style:font-size-asian="12pt" style:font-size-complex="12pt"/>
    </style:style>
    <style:style style:name="P3" style:family="paragraph" style:parent-style-name="Standard">
      <style:text-properties fo:color="#111111" style:font-name="Georgia" fo:font-size="12pt" fo:text-shadow="none" style:text-underline-style="none" fo:font-weight="normal" officeooo:rsid="00356eaf" officeooo:paragraph-rsid="03428479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111111" style:font-name="Georgia" fo:font-size="12pt" fo:font-style="italic" fo:text-shadow="none" officeooo:rsid="01366ff3" officeooo:paragraph-rsid="03428479" style:font-size-asian="12pt" style:font-style-asian="italic" style:font-size-complex="12pt" style:font-style-complex="italic"/>
    </style:style>
    <style:style style:name="P5" style:family="paragraph" style:parent-style-name="Standard">
      <style:text-properties fo:color="#111111" style:font-name="Georgia" fo:font-size="12pt" fo:font-style="italic" fo:text-shadow="none" officeooo:rsid="002ae49b" officeooo:paragraph-rsid="03428479" style:font-size-asian="12pt" style:font-style-asian="italic" style:font-size-complex="12pt" style:font-style-complex="italic"/>
    </style:style>
    <style:style style:name="P6" style:family="paragraph" style:parent-style-name="Standard">
      <style:text-properties fo:color="#111111" style:font-name="Georgia" fo:font-size="12pt" fo:font-style="italic" fo:text-shadow="none" officeooo:rsid="00236a4d" officeooo:paragraph-rsid="03428479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12pt" fo:text-shadow="none" officeooo:rsid="02cad43e" officeooo:paragraph-rsid="02cad43e" style:font-size-asian="12pt" style:font-size-complex="12pt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12pt" fo:text-shadow="none" style:text-underline-style="solid" style:text-underline-width="auto" style:text-underline-color="font-color" fo:font-weight="bold" officeooo:rsid="02cd19e6" officeooo:paragraph-rsid="02cd19e6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.0398in" fo:margin-bottom="0.0398in" loext:contextual-spacing="false" fo:text-align="center" style:justify-single-word="false"/>
      <style:text-properties fo:color="#111111" style:font-name="Georgia" fo:font-size="12pt" fo:text-shadow="none" style:text-underline-style="solid" style:text-underline-width="auto" style:text-underline-color="font-color" fo:font-weight="bold" officeooo:rsid="036a0299" officeooo:paragraph-rsid="036a029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12pt" fo:text-shadow="none" fo:font-weight="bold" officeooo:rsid="02cad43e" officeooo:paragraph-rsid="02cad43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normal" officeooo:rsid="02d08c28" officeooo:paragraph-rsid="02d08c2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normal" officeooo:rsid="02d7a3e7" officeooo:paragraph-rsid="02e2105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normal" officeooo:rsid="02d7a3e7" officeooo:paragraph-rsid="02e42dc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normal" officeooo:rsid="02d7a3e7" officeooo:paragraph-rsid="02e5068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normal" officeooo:rsid="02d7a3e7" officeooo:paragraph-rsid="02f3bc3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normal" officeooo:rsid="02d7a3e7" officeooo:paragraph-rsid="02f73ef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normal" officeooo:rsid="03117679" officeooo:paragraph-rsid="0311767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normal" officeooo:rsid="032b2c17" officeooo:paragraph-rsid="032b2c1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normal" officeooo:rsid="032f1557" officeooo:paragraph-rsid="032f155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normal" officeooo:rsid="00356eaf" officeooo:paragraph-rsid="0342847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normal" officeooo:rsid="03566bb5" officeooo:paragraph-rsid="03566bb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bold" officeooo:rsid="030b309a" officeooo:paragraph-rsid="030b309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bold" officeooo:rsid="030b309a" officeooo:paragraph-rsid="03218cd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.1189in" fo:margin-bottom="0.1189in" loext:contextual-spacing="false" fo:text-align="start" style:justify-single-word="false"/>
      <style:text-properties fo:color="#111111" style:font-name="Georgia" fo:font-size="12pt" fo:text-shadow="none" style:text-underline-style="none" fo:font-weight="bold" officeooo:rsid="033eb2a5" officeooo:paragraph-rsid="033eb2a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.1189in" fo:margin-bottom="0.1189in" loext:contextual-spacing="false" fo:text-align="start" style:justify-single-word="false" fo:padding="0.0291in" fo:border-left="none" fo:border-right="none" fo:border-top="none" fo:border-bottom="0.99pt solid #000000" style:join-border="false"/>
      <style:text-properties fo:color="#111111" style:font-name="Georgia" fo:font-size="12pt" fo:text-shadow="none" style:text-underline-style="none" fo:font-weight="normal" officeooo:rsid="032f1557" officeooo:paragraph-rsid="032f155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.1189in" fo:margin-bottom="0.1189in" loext:contextual-spacing="false" fo:text-align="start" style:justify-single-word="false" fo:padding="0.0291in" fo:border-left="none" fo:border-right="none" fo:border-top="none" fo:border-bottom="0.99pt solid #000000" style:join-border="false"/>
      <style:text-properties fo:color="#111111" style:font-name="Georgia" fo:font-size="12pt" fo:text-shadow="none" style:text-underline-style="none" fo:font-weight="normal" officeooo:rsid="032f1557" officeooo:paragraph-rsid="0339a71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.1189in" fo:margin-bottom="0.1189in" loext:contextual-spacing="false" fo:text-align="start" style:justify-single-word="false" fo:padding="0.0291in" fo:border-left="none" fo:border-right="none" fo:border-top="none" fo:border-bottom="0.99pt solid #000000" style:join-border="false"/>
      <style:text-properties fo:color="#111111" style:font-name="Georgia" fo:font-size="12pt" fo:text-shadow="none" style:text-underline-style="none" fo:font-weight="normal" officeooo:rsid="032f1557" officeooo:paragraph-rsid="033a7c0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.1189in" fo:margin-bottom="0.1189in" loext:contextual-spacing="false" fo:text-align="start" style:justify-single-word="false" fo:padding="0.0291in" fo:border-left="none" fo:border-right="none" fo:border-top="none" fo:border-bottom="0.99pt solid #000000" style:join-border="false"/>
      <style:text-properties fo:color="#111111" style:font-name="Georgia" fo:font-size="12pt" fo:text-shadow="none" style:text-underline-style="none" fo:font-weight="normal" officeooo:rsid="032f1557" officeooo:paragraph-rsid="0362cc66" style:font-size-asian="12pt" style:font-weight-asian="normal" style:font-size-complex="12pt" style:font-weight-complex="normal"/>
    </style:style>
    <style:style style:name="T1" style:family="text">
      <style:text-properties officeooo:rsid="00254d16"/>
    </style:style>
    <style:style style:name="T2" style:family="text">
      <style:text-properties officeooo:rsid="0030f4e1"/>
    </style:style>
    <style:style style:name="T3" style:family="text">
      <style:text-properties officeooo:rsid="003573ec"/>
    </style:style>
    <style:style style:name="T4" style:family="text">
      <style:text-properties officeooo:rsid="0061199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4d16" style:font-weight-asian="bold" style:font-weight-complex="bold"/>
    </style:style>
    <style:style style:name="T7" style:family="text">
      <style:text-properties fo:font-weight="bold" officeooo:rsid="03147221" style:font-weight-asian="bold" style:font-weight-complex="bold"/>
    </style:style>
    <style:style style:name="T8" style:family="text">
      <style:text-properties fo:font-weight="bold" officeooo:rsid="0316e30e" style:font-weight-asian="bold" style:font-weight-complex="bold"/>
    </style:style>
    <style:style style:name="T9" style:family="text">
      <style:text-properties fo:font-weight="bold" officeooo:rsid="003573ec" style:font-weight-asian="bold" style:font-weight-complex="bold"/>
    </style:style>
    <style:style style:name="T10" style:family="text">
      <style:text-properties fo:font-weight="bold" officeooo:rsid="034713e4" style:font-weight-asian="bold" style:font-weight-complex="bold"/>
    </style:style>
    <style:style style:name="T11" style:family="text">
      <style:text-properties fo:font-weight="bold" officeooo:rsid="0030f4e1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officeooo:rsid="0138eb06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137c85a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officeooo:rsid="013bd78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417f1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4438be" style:font-style-asian="normal" style:font-weight-asian="normal" style:font-style-complex="normal" style:font-weight-complex="normal"/>
    </style:style>
    <style:style style:name="T18" style:family="text">
      <style:text-properties officeooo:rsid="02d08c28"/>
    </style:style>
    <style:style style:name="T19" style:family="text">
      <style:text-properties officeooo:rsid="02e83668"/>
    </style:style>
    <style:style style:name="T20" style:family="text">
      <style:text-properties officeooo:rsid="02eb3538"/>
    </style:style>
    <style:style style:name="T21" style:family="text">
      <style:text-properties officeooo:rsid="02f0cefd"/>
    </style:style>
    <style:style style:name="T22" style:family="text">
      <style:text-properties officeooo:rsid="03147221"/>
    </style:style>
    <style:style style:name="T23" style:family="text">
      <style:text-properties officeooo:rsid="0316e30e"/>
    </style:style>
    <style:style style:name="T24" style:family="text">
      <style:text-properties officeooo:rsid="0328278d"/>
    </style:style>
    <style:style style:name="T25" style:family="text">
      <style:text-properties officeooo:rsid="03319547"/>
    </style:style>
    <style:style style:name="T26" style:family="text">
      <style:text-properties officeooo:rsid="033d1c64"/>
    </style:style>
    <style:style style:name="T27" style:family="text">
      <style:text-properties officeooo:rsid="034713e4"/>
    </style:style>
    <style:style style:name="T28" style:family="text">
      <style:text-properties officeooo:rsid="0358ef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PTIS Writing Question</text:p>
      <text:p text:style-name="P10">Task-1</text:p>
      <text:p text:style-name="P7">You want to join a sport club. Fill in the form. You have 3 minutes.</text:p>
      <text:p text:style-name="P7"/>
      <text:p text:style-name="P8">Sports Club</text:p>
      <text:p text:style-name="P11">Full Name <text:s text:c="13"/>: <text:s text:c="3"/>_____________________________________________</text:p>
      <text:p text:style-name="P12">Date of Birth <text:s text:c="9"/>: <text:s text:c="3"/><text:span text:style-name="T18">_____________________________________________</text:span></text:p>
      <text:p text:style-name="P13"><text:span text:style-name="T19">City/Village/ Town</text:span> <text:s/>: <text:s text:c="3"/><text:span text:style-name="T18">_____________________________________________</text:span></text:p>
      <text:p text:style-name="P14"><text:span text:style-name="T20">First language</text:span> <text:s text:c="7"/>: <text:s text:c="3"/><text:span text:style-name="T18">_____________________________________________</text:span></text:p>
      <text:p text:style-name="P14"><text:span text:style-name="T21">Interests(list 3) <text:s text:c="5"/></text:span><text:s/>: <text:s text:c="3"/><text:span text:style-name="T18">_____________________________________________</text:span></text:p>
      <text:p text:style-name="P15"><text:span text:style-name="T21"><text:tab/><text:tab/><text:tab/> <text:s text:c="2"/></text:span>: <text:s text:c="3"/><text:span text:style-name="T18">_____________________________________________</text:span></text:p>
      <text:p text:style-name="P16"><text:s text:c="32"/>: <text:s text:c="2"/><text:span text:style-name="T18">_____________________________________________</text:span></text:p>
      <text:p text:style-name="P22">Task-2</text:p>
      <text:p text:style-name="P17">You are a new member <text:span text:style-name="T22">of a </text:span><text:span text:style-name="T7">sports club. </text:span><text:span text:style-name="T23">Fill in the form. Write in sentences. Use 20-30 words. You have </text:span><text:span text:style-name="T8">7 minutes.</text:span></text:p>
      <text:p text:style-name="P17"><text:span text:style-name="T8"/></text:p>
      <text:p text:style-name="P21">Please tell us about the <text:span text:style-name="T28">days and times you can come and activities you enjoy.</text:span></text:p>
      <text:p text:style-name="P28"/>
      <text:p text:style-name="P28"/>
      <text:p text:style-name="P28"/>
      <text:p text:style-name="P28"/>
      <text:p text:style-name="P28"/>
      <text:p text:style-name="P17"><text:span text:style-name="T8"/></text:p>
      <text:p text:style-name="P23"><text:span text:style-name="T8">Task-</text:span><text:span text:style-name="T24">3</text:span></text:p>
      <text:p text:style-name="P18">Aptis Sports Club Chat. <text:span text:style-name="T26">30 to 40 words </text:span></text:p>
      <text:p text:style-name="P19">Hi! I hear you a new member of our club. I have been a member <text:span text:style-name="T25">for about 2 years after my friend gave me a year’s membership as a gift. Why did you join?</text:span></text:p>
      <text:p text:style-name="P25"/>
      <text:p text:style-name="P25"/>
      <text:p text:style-name="P26"/>
      <text:p text:style-name="P27"/>
      <text:p text:style-name="P27"/>
      <text:p text:style-name="P27"/>
      <text:p text:style-name="P27"/>
      <text:p text:style-name="P27"><text:soft-page-break/></text:p>
      <text:p text:style-name="P24">Task-4</text:p>
      <text:p text:style-name="P4"><text:span text:style-name="T12">You are a member of </text:span><text:span text:style-name="T13">S</text:span><text:span text:style-name="T14">ports Club. </text:span><text:span text:style-name="T15">On your last visit </text:span><text:span text:style-name="T16">to the club. </text:span><text:span text:style-name="T17">You saw the notice below.</text:span></text:p>
      <text:p text:style-name="P4"><text:s/></text:p>
      <text:p text:style-name="P5">Dear Members,</text:p>
      <text:p text:style-name="P6">We are sorry to tell you that from next moth membership fees will <text:span text:style-name="T5">go u</text:span><text:span text:style-name="T6">p by a 15%</text:span><text:span text:style-name="T1">. Also, due to maintenance <text:s/>the club will close from 4pm on Wednesday for the next four weeks. Please feel free to email us.</text:span></text:p>
      <text:p text:style-name="P1"/>
      <text:p text:style-name="P2">Write an email to your <text:span text:style-name="T5">friend</text:span> <text:span text:style-name="T2">regarding your feeling about the notice and suggest </text:span><text:span text:style-name="T11">possible alternatives</text:span><text:span text:style-name="T2">.</text:span></text:p>
      <text:p text:style-name="P2"/>
      <text:p text:style-name="P3">Also write an email to the <text:span text:style-name="T10">Club President</text:span> <text:span text:style-name="T3">explaining your feelings and possible </text:span><text:span text:style-name="T9">alternatives</text:span><text:span text:style-name="T3">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Georgia" svg:font-family="Georgia" style:font-family-generic="roman"/>
    <style:font-face style:name="Liberation Serif" svg:font-family="'Liberation Serif'" style:font-family-generic="roman"/>
    <style:font-face style:name="Noto Sans CJK SC Regular" svg:font-family="'Noto Sans CJK SC Regular'" style:font-family-generic="roman"/>
    <style:font-face style:name="FreeSans2" svg:font-family="FreeSans" style:font-family-generic="swiss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U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Georgia" fo:font-size="12pt" fo:language="en" fo:country="U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eorgia" fo:font-family="Georgia" style:font-family-generic="roman" fo:font-size="18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FreeSans2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111in" fo:margin-bottom="0in" loext:contextual-spacing="false" fo:line-height="100%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in" fo:margin-bottom="0.2in" fo:margin-left="0.787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5:07:03.291334581</meta:creation-date>
    <dc:date>2019-03-18T14:23:01.852673450</dc:date>
    <meta:editing-duration>PT7H19M18S</meta:editing-duration>
    <meta:editing-cycles>452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221" meta:character-count="1511" meta:non-whitespace-character-count="1216"/>
  </office:meta>
</office:document-meta>
</file>